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2">
      <style:table-cell-properties fo:border="0.06pt solid #000000"/>
    </style:style>
    <style:style style:name="ce3" style:family="table-cell" style:parent-style-name="Default" style:data-style-name="N114"/>
    <style:style style:name="ce4" style:family="table-cell" style:parent-style-name="Default" style:data-style-name="N115">
      <style:table-cell-properties fo:border="0.06pt solid #000000"/>
    </style:style>
    <style:style style:name="ce5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Quantità acquistata</text:p>
          </table:table-cell>
          <table:table-cell table:style-name="ce1" office:value-type="string" calcext:value-type="string">
            <text:p>Prezzo di acquisto</text:p>
          </table:table-cell>
          <table:table-cell table:style-name="ce1" office:value-type="string" calcext:value-type="string">
            <text:p>Quantità venduta</text:p>
          </table:table-cell>
          <table:table-cell table:style-name="ce1" office:value-type="string" calcext:value-type="string">
            <text:p>Prezzo di vendita</text:p>
          </table:table-cell>
          <table:table-cell table:style-name="ce1" office:value-type="string" calcext:value-type="string">
            <text:p>Profitto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8505E+021" calcext:value-type="float">
            <text:p>4.8505E+21</text:p>
          </table:table-cell>
          <table:table-cell table:formula="of:=[.A2]" office:value-type="float" office:value="1E+018" calcext:value-type="float">
            <text:p>1.0000E+18</text:p>
          </table:table-cell>
          <table:table-cell office:value-type="float" office:value="4.6935E+021" calcext:value-type="float">
            <text:p>4.6935E+21</text:p>
          </table:table-cell>
          <table:table-cell table:formula="of:=[.A2]*([.D2]-[.B2])/1E+018" office:value-type="float" office:value="-1.57E+020" calcext:value-type="float">
            <text:p>-1.570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8505E+021" calcext:value-type="float">
            <text:p>4.8505E+21</text:p>
          </table:table-cell>
          <table:table-cell table:formula="of:=[.A3]" office:value-type="float" office:value="1E+018" calcext:value-type="float">
            <text:p>1.0000E+18</text:p>
          </table:table-cell>
          <table:table-cell office:value-type="float" office:value="4.6935E+021" calcext:value-type="float">
            <text:p>4.6935E+21</text:p>
          </table:table-cell>
          <table:table-cell table:formula="of:=[.A3]*([.D3]-[.B3])/1E+018" office:value-type="float" office:value="-1.57E+020" calcext:value-type="float">
            <text:p>-1.570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8213E+021" calcext:value-type="float">
            <text:p>4.8213E+21</text:p>
          </table:table-cell>
          <table:table-cell table:formula="of:=[.A4]" office:value-type="float" office:value="1E+018" calcext:value-type="float">
            <text:p>1.0000E+18</text:p>
          </table:table-cell>
          <table:table-cell office:value-type="float" office:value="4.1984E+021" calcext:value-type="float">
            <text:p>4.1984E+21</text:p>
          </table:table-cell>
          <table:table-cell table:formula="of:=[.A4]*([.D4]-[.B4])/1E+018" office:value-type="float" office:value="-6.22899999999999E+020" calcext:value-type="float">
            <text:p>-6.2290E+020</text:p>
          </table:table-cell>
        </table:table-row>
        <table:table-row table:style-name="ro1">
          <table:table-cell office:value-type="float" office:value="1" calcext:value-type="float">
            <text:p>1.0000E+00</text:p>
          </table:table-cell>
          <table:table-cell office:value-type="float" office:value="4.759E+021" calcext:value-type="float">
            <text:p>4.7590E+21</text:p>
          </table:table-cell>
          <table:table-cell table:formula="of:=[.A5]" office:value-type="float" office:value="1" calcext:value-type="float">
            <text:p>1.0000E+00</text:p>
          </table:table-cell>
          <table:table-cell office:value-type="float" office:value="4.0007E+021" calcext:value-type="float">
            <text:p>4.0007E+21</text:p>
          </table:table-cell>
          <table:table-cell table:formula="of:=[.A5]*([.D5]-[.B5])" office:value-type="float" office:value="-7.583E+020" calcext:value-type="float">
            <text:p>-7.583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6808E+021" calcext:value-type="float">
            <text:p>4.6808E+21</text:p>
          </table:table-cell>
          <table:table-cell table:formula="of:=[.A6]" office:value-type="float" office:value="1E+018" calcext:value-type="float">
            <text:p>1.0000E+18</text:p>
          </table:table-cell>
          <table:table-cell office:value-type="float" office:value="3.9898E+021" calcext:value-type="float">
            <text:p>3.9898E+21</text:p>
          </table:table-cell>
          <table:table-cell table:formula="of:=[.A6]*([.D6]-[.B6])/1E+018" office:value-type="float" office:value="-6.91E+020" calcext:value-type="float">
            <text:p>-6.910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6935E+021" calcext:value-type="float">
            <text:p>4.6935E+21</text:p>
          </table:table-cell>
          <table:table-cell table:formula="of:=[.A7]" office:value-type="float" office:value="1E+018" calcext:value-type="float">
            <text:p>1.0000E+18</text:p>
          </table:table-cell>
          <table:table-cell office:value-type="float" office:value="3.8995E+021" calcext:value-type="float">
            <text:p>3.8995E+21</text:p>
          </table:table-cell>
          <table:table-cell table:formula="of:=[.A7]*([.D7]-[.B7])/1E+018" office:value-type="float" office:value="-7.94E+020" calcext:value-type="float">
            <text:p>-7.940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6967E+021" calcext:value-type="float">
            <text:p>4.6967E+21</text:p>
          </table:table-cell>
          <table:table-cell table:formula="of:=[.A8]" office:value-type="float" office:value="1E+018" calcext:value-type="float">
            <text:p>1.0000E+18</text:p>
          </table:table-cell>
          <table:table-cell office:value-type="float" office:value="3.9744E+021" calcext:value-type="float">
            <text:p>3.9744E+21</text:p>
          </table:table-cell>
          <table:table-cell table:formula="of:=[.A8]*([.D8]-[.B8])/1E+018" office:value-type="float" office:value="-7.223E+020" calcext:value-type="float">
            <text:p>-7.223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6821E+021" calcext:value-type="float">
            <text:p>4.6821E+21</text:p>
          </table:table-cell>
          <table:table-cell table:formula="of:=[.A9]" office:value-type="float" office:value="1E+018" calcext:value-type="float">
            <text:p>1.0000E+18</text:p>
          </table:table-cell>
          <table:table-cell office:value-type="float" office:value="3.9863E+021" calcext:value-type="float">
            <text:p>3.9863E+21</text:p>
          </table:table-cell>
          <table:table-cell table:formula="of:=[.A9]*([.D9]-[.B9])/1E+018" office:value-type="float" office:value="-6.958E+020" calcext:value-type="float">
            <text:p>-6.958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6166E+021" calcext:value-type="float">
            <text:p>4.6166E+21</text:p>
          </table:table-cell>
          <table:table-cell table:formula="of:=[.A10]" office:value-type="float" office:value="1E+018" calcext:value-type="float">
            <text:p>1.0000E+18</text:p>
          </table:table-cell>
          <table:table-cell office:value-type="float" office:value="4.2047E+021" calcext:value-type="float">
            <text:p>4.2047E+21</text:p>
          </table:table-cell>
          <table:table-cell table:formula="of:=[.A10]*([.D10]-[.B10])/1E+018" office:value-type="float" office:value="-4.119E+020" calcext:value-type="float">
            <text:p>-4.119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6164E+021" calcext:value-type="float">
            <text:p>4.6164E+21</text:p>
          </table:table-cell>
          <table:table-cell table:formula="of:=[.A11]" office:value-type="float" office:value="1E+018" calcext:value-type="float">
            <text:p>1.0000E+18</text:p>
          </table:table-cell>
          <table:table-cell office:value-type="float" office:value="4.1594E+021" calcext:value-type="float">
            <text:p>4.1594E+21</text:p>
          </table:table-cell>
          <table:table-cell table:formula="of:=[.A11]*([.D11]-[.B11])/1E+018" office:value-type="float" office:value="-4.57000000000001E+020" calcext:value-type="float">
            <text:p>-4.570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2441E+021" calcext:value-type="float">
            <text:p>4.2441E+21</text:p>
          </table:table-cell>
          <table:table-cell table:formula="of:=[.A12]" office:value-type="float" office:value="1E+018" calcext:value-type="float">
            <text:p>1.0000E+18</text:p>
          </table:table-cell>
          <table:table-cell office:value-type="float" office:value="4.1161E+021" calcext:value-type="float">
            <text:p>4.1161E+21</text:p>
          </table:table-cell>
          <table:table-cell table:formula="of:=[.A12]*([.D12]-[.B12])/1E+018" office:value-type="float" office:value="-1.28E+020" calcext:value-type="float">
            <text:p>-1.280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0917E+021" calcext:value-type="float">
            <text:p>4.0917E+21</text:p>
          </table:table-cell>
          <table:table-cell table:formula="of:=[.A13]" office:value-type="float" office:value="1E+018" calcext:value-type="float">
            <text:p>1.0000E+18</text:p>
          </table:table-cell>
          <table:table-cell office:value-type="float" office:value="4.275E+021" calcext:value-type="float">
            <text:p>4.2750E+21</text:p>
          </table:table-cell>
          <table:table-cell table:formula="of:=[.A13]*([.D13]-[.B13])/1E+018" office:value-type="float" office:value="1.833E+020" calcext:value-type="float">
            <text:p>1.833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3.913E+021" calcext:value-type="float">
            <text:p>3.9130E+21</text:p>
          </table:table-cell>
          <table:table-cell table:formula="of:=[.A14]" office:value-type="float" office:value="1E+018" calcext:value-type="float">
            <text:p>1.0000E+18</text:p>
          </table:table-cell>
          <table:table-cell office:value-type="float" office:value="4.275E+021" calcext:value-type="float">
            <text:p>4.2750E+21</text:p>
          </table:table-cell>
          <table:table-cell table:formula="of:=[.A14]*([.D14]-[.B14])/1E+018" office:value-type="float" office:value="3.62E+020" calcext:value-type="float">
            <text:p>3.620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3.9236E+021" calcext:value-type="float">
            <text:p>3.9236E+21</text:p>
          </table:table-cell>
          <table:table-cell table:formula="of:=[.A15]" office:value-type="float" office:value="1E+018" calcext:value-type="float">
            <text:p>1.0000E+18</text:p>
          </table:table-cell>
          <table:table-cell office:value-type="float" office:value="4.275E+021" calcext:value-type="float">
            <text:p>4.2750E+21</text:p>
          </table:table-cell>
          <table:table-cell table:formula="of:=[.A15]*([.D15]-[.B15])/1E+018" office:value-type="float" office:value="3.514E+020" calcext:value-type="float">
            <text:p>3.514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0317E+021" calcext:value-type="float">
            <text:p>4.0317E+21</text:p>
          </table:table-cell>
          <table:table-cell table:formula="of:=[.A16]" office:value-type="float" office:value="1E+018" calcext:value-type="float">
            <text:p>1.0000E+18</text:p>
          </table:table-cell>
          <table:table-cell office:value-type="float" office:value="4.275E+021" calcext:value-type="float">
            <text:p>4.2750E+21</text:p>
          </table:table-cell>
          <table:table-cell table:formula="of:=[.A16]*([.D16]-[.B16])/1E+018" office:value-type="float" office:value="2.433E+020" calcext:value-type="float">
            <text:p>2.433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2091E+021" calcext:value-type="float">
            <text:p>4.2091E+21</text:p>
          </table:table-cell>
          <table:table-cell table:formula="of:=[.A17]" office:value-type="float" office:value="1E+018" calcext:value-type="float">
            <text:p>1.0000E+18</text:p>
          </table:table-cell>
          <table:table-cell office:value-type="float" office:value="4.275E+021" calcext:value-type="float">
            <text:p>4.2750E+21</text:p>
          </table:table-cell>
          <table:table-cell table:formula="of:=[.A17]*([.D17]-[.B17])/1E+018" office:value-type="float" office:value="6.59000000000001E+019" calcext:value-type="float">
            <text:p>6.5900E+019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1424E+021" calcext:value-type="float">
            <text:p>4.1424E+21</text:p>
          </table:table-cell>
          <table:table-cell table:formula="of:=[.A18]" office:value-type="float" office:value="1E+018" calcext:value-type="float">
            <text:p>1.0000E+18</text:p>
          </table:table-cell>
          <table:table-cell office:value-type="float" office:value="4.275E+021" calcext:value-type="float">
            <text:p>4.2750E+21</text:p>
          </table:table-cell>
          <table:table-cell table:formula="of:=[.A18]*([.D18]-[.B18])/1E+018" office:value-type="float" office:value="1.326E+020" calcext:value-type="float">
            <text:p>1.3260E+020</text:p>
          </table:table-cell>
        </table:table-row>
        <table:table-row table:style-name="ro1">
          <table:table-cell office:value-type="float" office:value="1E+018" calcext:value-type="float">
            <text:p>1.0000E+18</text:p>
          </table:table-cell>
          <table:table-cell office:value-type="float" office:value="4.1597E+021" calcext:value-type="float">
            <text:p>4.1597E+21</text:p>
          </table:table-cell>
          <table:table-cell table:formula="of:=[.A19]" office:value-type="float" office:value="1E+018" calcext:value-type="float">
            <text:p>1.0000E+18</text:p>
          </table:table-cell>
          <table:table-cell office:value-type="float" office:value="4.2506E+021" calcext:value-type="float">
            <text:p>4.2506E+21</text:p>
          </table:table-cell>
          <table:table-cell table:formula="of:=[.A19]*([.D19]-[.B19])/1E+018" office:value-type="float" office:value="9.09000000000004E+019" calcext:value-type="float">
            <text:p>9.0900E+01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1"/>
          <table:table-cell table:style-name="ce1" office:value-type="string" calcext:value-type="string">
            <text:p>Profitto medio</text:p>
          </table:table-cell>
          <table:table-cell table:style-name="ce1" office:value-type="string" calcext:value-type="string">
            <text:p>Deviazione Standard</text:p>
          </table:table-cell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Operazioni in positivo</text:p>
          </table:table-cell>
          <table:table-cell table:formula="of:=AVERAGE([.E13];[.E15];[.E14];[.E16];[.E17];[.E18];[.E19])" office:value-type="float" office:value="2.042E+020" calcext:value-type="float">
            <text:p>2.0420E+20</text:p>
          </table:table-cell>
          <table:table-cell table:style-name="ce2" table:formula="of:=COM.MICROSOFT.STDEV.P([.E13];[.E14];[.E15];[.E16];[.E17];[.E18];[.E19])" office:value-type="float" office:value="1.10598785836787E+020" calcext:value-type="float">
            <text:p>1.1060E+20</text:p>
          </table:table-cell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Operazioni in negativo</text:p>
          </table:table-cell>
          <table:table-cell table:formula="of:=AVERAGE([.E4];[.E3];[.E2];[.E5];[.E6];[.E7];[.E8];[.E9];[.E10];[.E11];[.E12])" office:value-type="float" office:value="-5.08654545454546E+020" calcext:value-type="float">
            <text:p>-5.0865E+20</text:p>
          </table:table-cell>
          <table:table-cell table:style-name="ce2" table:formula="of:=COM.MICROSOFT.STDEV.P([.E3];[.E2];[.E4];[.E5];[.E6];[.E7];[.E8];[.E9];[.E10];[.E11];[.E12])" office:value-type="float" office:value="2.47710227937389E+020" calcext:value-type="float">
            <text:p>2.4771E+2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3"/>
          <table:table-cell table:style-name="Default" office:value-type="float" office:value="2.042E+020" calcext:value-type="float">
            <text:p>2.042E+020</text:p>
          </table:table-cell>
          <table:table-cell table:style-name="ce5" office:value-type="float" office:value="1.10598785836787E+020" calcext:value-type="float">
            <text:p>1.10598785836787000000E+02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3"/>
          <table:table-cell table:style-name="ce3" office:value-type="float" office:value="-5.08654545454546E+020" calcext:value-type="float">
            <text:p>-5.087E+02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15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18">
      <number:scientific-number number:decimal-places="13" loext:min-decimal-places="13" number:min-integer-digits="1" number:min-exponent-digits="3" loext:exponent-interval="1" loext:forced-exponent-sign="true"/>
    </number:number-style>
    <number:number-style style:name="N119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20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1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22">
      <number:scientific-number number:decimal-places="16" loext:min-decimal-places="16" number:min-integer-digits="1" number:min-exponent-digits="3" loext:exponent-interval="1" loext:forced-exponent-sign="true"/>
    </number:number-style>
    <number:number-style style:name="N123">
      <number:scientific-number number:decimal-places="17" loext:min-decimal-places="17" number:min-integer-digits="1" number:min-exponent-digits="3" loext:exponent-interval="1" loext:forced-exponent-sign="true"/>
    </number:number-style>
    <number:number-style style:name="N124">
      <number:scientific-number number:decimal-places="18" loext:min-decimal-places="18" number:min-integer-digits="1" number:min-exponent-digits="3" loext:exponent-interval="1" loext:forced-exponent-sign="true"/>
    </number:number-style>
    <number:number-style style:name="N125">
      <number:scientific-number number:decimal-places="19" loext:min-decimal-places="19" number:min-integer-digits="1" number:min-exponent-digits="3" loext:exponent-interval="1" loext:forced-exponent-sign="true"/>
    </number:number-style>
    <number:number-style style:name="N126">
      <number:scientific-number number:decimal-places="20" loext:min-decimal-places="20" number:min-integer-digits="1" number:min-exponent-digits="3" loext:exponent-interval="1" loext:forced-exponent-sign="true"/>
    </number:number-style>
    <number:number-style style:name="N127">
      <number:scientific-number number:decimal-places="11" loext:min-decimal-places="11" number:min-integer-digits="1" number:min-exponent-digits="3" loext:exponent-interval="1" loext:forced-exponent-sign="true"/>
    </number:number-style>
    <number:number-style style:name="N128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29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30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31">
      <number:scientific-number number:decimal-places="7" loext:min-decimal-places="7" number:min-integer-digits="1" number:min-exponent-digits="3" loext:exponent-interval="1" loext:forced-exponent-sign="true"/>
    </number:number-style>
    <number:number-style style:name="N132">
      <number:scientific-number number:decimal-places="6" loext:min-decimal-places="6" number:min-integer-digits="1" number:min-exponent-digits="3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8:12:14.564953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2:36:44.845467544</meta:creation-date>
    <dc:date>2020-07-10T19:13:14.390596143</dc:date>
    <meta:editing-duration>PT18M48S</meta:editing-duration>
    <meta:editing-cycles>5</meta:editing-cycles>
    <meta:generator>LibreOffice/6.1.5.2$Linux_X86_64 LibreOffice_project/10$Build-2</meta:generator>
    <meta:document-statistic meta:table-count="1" meta:cell-count="106" meta:object-count="0"/>
  </office:meta>
</office:document-meta>
</file>